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text-underline-style="solid" style:text-underline-width="auto" style:text-underline-color="font-color" fo:font-weight="bold" officeooo:rsid="00021b6d" officeooo:paragraph-rsid="00021b6d" style:font-weight-asian="bold" style:font-weight-complex="bold"/>
    </style:style>
    <style:style style:name="P2" style:family="paragraph" style:parent-style-name="Standard">
      <style:paragraph-properties fo:line-height="150%" fo:text-align="start" style:justify-single-word="false"/>
      <style:text-properties style:text-underline-style="none" fo:font-weight="normal" officeooo:rsid="00021b6d" officeooo:paragraph-rsid="00021b6d" style:font-weight-asian="normal" style:font-weight-complex="normal"/>
    </style:style>
    <style:style style:name="P3" style:family="paragraph" style:parent-style-name="Standard">
      <style:paragraph-properties fo:line-height="150%" fo:text-align="start" style:justify-single-word="false"/>
      <style:text-properties style:text-underline-style="none" fo:font-weight="normal" officeooo:rsid="00021b6d" officeooo:paragraph-rsid="0003b0af" style:font-weight-asian="normal" style:font-weight-complex="normal"/>
    </style:style>
    <style:style style:name="P4" style:family="paragraph" style:parent-style-name="Standard">
      <style:paragraph-properties fo:line-height="150%" fo:text-align="start" style:justify-single-word="false"/>
      <style:text-properties style:text-underline-style="none" fo:font-weight="normal" officeooo:rsid="00021b6d" officeooo:paragraph-rsid="0006774b" style:font-weight-asian="normal" style:font-weight-complex="normal"/>
    </style:style>
    <style:style style:name="P5" style:family="paragraph" style:parent-style-name="Standard">
      <style:paragraph-properties fo:line-height="150%" fo:text-align="start" style:justify-single-word="false"/>
      <style:text-properties style:text-underline-style="none" fo:font-weight="normal" officeooo:rsid="0003b0af" officeooo:paragraph-rsid="0003b0af" style:font-weight-asian="normal" style:font-weight-complex="normal"/>
    </style:style>
    <style:style style:name="P6" style:family="paragraph" style:parent-style-name="Standard">
      <style:paragraph-properties fo:line-height="150%" fo:text-align="start" style:justify-single-word="false"/>
      <style:text-properties style:text-underline-style="none" fo:font-weight="normal" officeooo:rsid="0006774b" officeooo:paragraph-rsid="0006774b" style:font-weight-asian="normal" style:font-weight-complex="normal"/>
    </style:style>
    <style:style style:name="P7" style:family="paragraph" style:parent-style-name="Standard">
      <style:paragraph-properties fo:line-height="150%" fo:text-align="start" style:justify-single-word="false"/>
      <style:text-properties style:text-underline-style="none" fo:font-weight="normal" officeooo:rsid="00021b6d" officeooo:paragraph-rsid="000a4a34" style:font-weight-asian="normal" style:font-weight-complex="normal"/>
    </style:style>
    <style:style style:name="P8" style:family="paragraph" style:parent-style-name="Standard">
      <style:paragraph-properties fo:line-height="150%" fo:text-align="start" style:justify-single-word="false"/>
      <style:text-properties style:text-underline-style="none" fo:font-weight="normal" officeooo:rsid="00021b6d" officeooo:paragraph-rsid="000bbfc9" style:font-weight-asian="normal" style:font-weight-complex="normal"/>
    </style:style>
    <style:style style:name="P9" style:family="paragraph" style:parent-style-name="Standard">
      <style:paragraph-properties fo:line-height="150%" fo:text-align="start" style:justify-single-word="false"/>
      <style:text-properties style:text-underline-style="none" fo:font-weight="normal" officeooo:rsid="00021b6d" officeooo:paragraph-rsid="000eda4b" style:font-weight-asian="normal" style:font-weight-complex="normal"/>
    </style:style>
    <style:style style:name="P10" style:family="paragraph" style:parent-style-name="Standard">
      <style:paragraph-properties fo:line-height="150%" fo:text-align="start" style:justify-single-word="false"/>
      <style:text-properties style:text-underline-style="none" fo:font-weight="normal" officeooo:rsid="00021b6d" officeooo:paragraph-rsid="001011d7" style:font-weight-asian="normal" style:font-weight-complex="normal"/>
    </style:style>
    <style:style style:name="T1" style:family="text">
      <style:text-properties officeooo:rsid="0003b0af"/>
    </style:style>
    <style:style style:name="T2" style:family="text">
      <style:text-properties style:text-position="super 58%" officeooo:rsid="0003b0af"/>
    </style:style>
    <style:style style:name="T3" style:family="text">
      <style:text-properties style:text-position="super 58%" officeooo:rsid="000bbfc9"/>
    </style:style>
    <style:style style:name="T4" style:family="text">
      <style:text-properties officeooo:rsid="00067593"/>
    </style:style>
    <style:style style:name="T5" style:family="text">
      <style:text-properties officeooo:rsid="0006774b"/>
    </style:style>
    <style:style style:name="T6" style:family="text">
      <style:text-properties officeooo:rsid="000a4a34"/>
    </style:style>
    <style:style style:name="T7" style:family="text">
      <style:text-properties officeooo:rsid="000bbf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rostasis Resurrection -</text:p>
      <text:p text:style-name="P1">Part XVIII.V – Chain Reaction / Negligible Factor / No More Vigilante</text:p>
      <text:p text:style-name="P7"><text:tab/><text:span text:style-name="T6">There are good officers out there and there are bad ones. Good officers not only make good tactical decisions at command posts, but also take responsibility when the shit hits the airlock and nobody wants to clean and risk getting sucked into the void. I'm not sure if the following segment proves anything but at least I hope you'll be able to discern the potential that I believe I posses.</text:span></text:p>
      <text:p text:style-name="P7"><text:span text:style-name="T7"><text:tab/>I entered the office of Commodore Kane Mason. He was there with his 2</text:span><text:span text:style-name="T2">nd</text:span><text:span text:style-name="T1"> in command Terron Jaxx. They looked at me for a moment, and then back to the Commodore's plan. It seemed they were about to continue when the I interrupted:</text:span></text:p>
      <text:p text:style-name="P2"><text:tab/>“<text:span text:style-name="T1">Permission to speak freely, sir.”</text:span></text:p>
      <text:p text:style-name="P2"><text:tab/>“<text:span text:style-name="T1">Granted. What's on your mind, Nikita?”</text:span></text:p>
      <text:p text:style-name="P2"><text:tab/>“<text:span text:style-name="T1">I was wondering who is to be held accountable for the recent departure, perhaps short in relative terms, of both Bravo Team, and my Dimitry Vasquez?” It was my fault after all.</text:span></text:p>
      <text:p text:style-name="P2"><text:tab/>“<text:span text:style-name="T1">I told you something important slipped my mind, Terron, that's it I suppose.”</text:span></text:p>
      <text:p text:style-name="P3"><text:tab/>“<text:span text:style-name="T1">Oh, I thought you meant something related to my latest trip with the Brigadier General...”</text:span></text:p>
      <text:p text:style-name="P5"><text:tab/>“Leave that alone, you old rascal. Consider this trip as if it never happened. All Duck$ have been reported already as necessary military budget for new weapons acquisitions.”</text:p>
      <text:p text:style-name="P5"><text:tab/>“Sir...” It was <text:span text:style-name="T7">me</text:span> again “... about my accountability in the matter.”</text:p>
      <text:p text:style-name="P5"><text:tab/>“Yes, I would point the finger at your Sergeant Pezaveng, the usual suspect, I presume with his past. You wouldn't get him to Kennel 256, unless as part of our correctional programs for ex-convicts.”</text:p>
      <text:p text:style-name="P5"><text:tab/>“The thing is, sir is that this...” <text:span text:style-name="T7">I tried to continue when suddenly our HVI guest and Dr. Oswald Moore entered. </text:span>Miss Gwendolyn Roberts came to the office accompanied by Dr. Moore.</text:p>
      <text:p text:style-name="P5"><text:tab/>“Gwen, Oswald, always a pleasure to have you around. Well, any clear cut conclusions, this time around?” <text:span text:style-name="T7">Why are they ignoring me at a time like this. Can't they sense my angst to be reconciled with my fault at the matter, I'm sure the Bio carrier engineer and the good doctor can wait a minute and not shove themselves in front of me like this.</text:span></text:p>
      <text:p text:style-name="P3"><text:tab/>“<text:span text:style-name="T1">I'll bet you for 25 Duck$ you wouldn't believe it, even if it came directly from me.” The doctor seemed most possessed self-pleased as if he had drawn the conclusions himself.</text:span></text:p>
      <text:p text:style-name="P9"><text:tab/><text:span text:style-name="T1">Terron cautioned the commodore: </text:span>“<text:span text:style-name="T1">Sir, I would advise against this, gambling are against regulations, as you are well aware.”</text:span></text:p>
      <text:p text:style-name="P3"><text:tab/>“<text:span text:style-name="T1">Duly noted, Terron. Double or Nothing, Oswald.”</text:span></text:p>
      <text:p text:style-name="P3"><text:tab/>“<text:span text:style-name="T1">Fine by me. Miss Roberts, please enlighten my Commodore.”</text:span></text:p>
      <text:p text:style-name="P3"><text:tab/>“<text:span text:style-name="T1">I know you will it find hard to believe, but a soda can was the factor which was most direct...”</text:span></text:p>
      <text:p text:style-name="P3"><text:soft-page-break/><text:tab/>“<text:span text:style-name="T1">What do you mean?” The look on the Commodore's face was quite priceless.</text:span></text:p>
      <text:p text:style-name="P3"><text:tab/>“<text:span text:style-name="T1">The pressure released by opening a soda can increased the air pressure by a value of 0.000000003%. A supposedly negligible factor by all accounts, some may say. This added pressure spread through the air ducts of the Pontifex Maximus. The slight addition of air pressure also impacted the cooling ducts by what would still seem as negligible factor, due to a slight increase in temperature and the speed of particle collisions. All this added impact should normally have been negated by compensation of forward and backwards feedback mechanism of the stabilizers. </text:span></text:p>
      <text:p text:style-name="P3"><text:tab/><text:span text:style-name="T1">One such stabilizer (S-25-port side), was misbehaving and instead of negating these factors, it actually amplified them, and the navigational CPUs were being fed false information that led them to increase power to the rear stabilizers. This in turn, moved the Pontifex Maximus into a direct collision course with the Asteroid belt. Also navigation sensors couldn't respond in time, ergo, the punctured hull breach in the reactor region, pretty much the size of the main Asteroid.”</text:span></text:p>
      <text:p text:style-name="P3"><text:tab/>“<text:span text:style-name="T7">What? Can you tell me that again?”</text:span></text:p>
      <text:p text:style-name="P3"><text:tab/>“<text:span text:style-name="T4">Yes, sir. The most direct factor of the collision of the Pontifex Maximus Bio carrier...”</text:span></text:p>
      <text:p text:style-name="P3"><text:tab/>“<text:span text:style-name="T7">Fine I didn't really want to hear it again, it is simply hard to fathom this kind of news, faulty stabilizer and a bio carrier sunk like a rock. This visit already cost me 50 Duck$. Lieutenant Raskolnikov, why are you still here, again? I wonder what this is going to cost me, this time around.”</text:span></text:p>
      <text:p text:style-name="P10"><text:tab/><text:span text:style-name="T7">Finally my chance to unload the burden of my heart. </text:span>“<text:span text:style-name="T4">This time, the fault was not of Sgt. Pezaveng. He already took a punishment which I deserve. I am the one at fault for not coordinating the aerial strike occurrence in which both your Bravo team members and my own Vega squadron Dimitry Vasquez have been demystified.</text:span></text:p>
      <text:p text:style-name="P10"><text:span text:style-name="T4"><text:tab/>I'm sorry for the Pontifex Maximus, I thought she was hit by the Vigilante, and hope it doesn't ruin your next big initiative with Bio Carriers. Nevertheless, I'm taking full responsibility, and bestowing upon myself the necessary punishment which this matter involves, Sir, as far as the aerial strike aftermath is concerned.”</text:span></text:p>
      <text:p text:style-name="P3"><text:tab/>“<text:span text:style-name="T5">Do you, truly realize what this means?” It came from Commander Jaxx, though the rest of them had a similar questioning stare plastered to their faces.</text:span></text:p>
      <text:p text:style-name="P3"><text:tab/>“<text:span text:style-name="T5">I do. I'm not sure how long has it been since another officer stood trial, except that issue with the Brigadier General and his tea party affair.”</text:span></text:p>
      <text:p text:style-name="P4"><text:tab/>“<text:span text:style-name="T5">They were some other minute cases, I'm sure. Well, let's take the quick and easy route: Do you Lieutenant Nikita Raskolnikov fully understand the charges laid out in front of you, therefore leading to this trial and fully comprehend the implications that it may have?”</text:span></text:p>
      <text:p text:style-name="P6"><text:tab/>”I do, sir, I do.”</text:p>
      <text:p text:style-name="P4"><text:soft-page-break/><text:tab/>“<text:span text:style-name="T5">Choose an administrative or legal punishment, legal punishment can be deduction of Duck$ as deemed fit for your actions.”</text:span></text:p>
      <text:p text:style-name="P4"><text:tab/>“<text:span text:style-name="T5">Administrative punishment sir.”</text:span></text:p>
      <text:p text:style-name="P4"><text:tab/>“<text:span text:style-name="T5">Once again, do you realize the implications of an administrative punishment, Lieutenant?”</text:span></text:p>
      <text:p text:style-name="P4"><text:tab/>“<text:span text:style-name="T5">I do, sir.” I said with tears in my eyes, but they were of joy for doing what I deemed to be the right thing to be done.</text:span></text:p>
      <text:p text:style-name="P4"><text:tab/>“<text:span text:style-name="T5">Very well, 35 lashes in the public square, no DKP deducted, no prison time as the punishment has been deemed harsh enough as it is, not to mention HR issues. Dismissed.”</text:span></text:p>
      <text:p text:style-name="P8"><text:tab/><text:span text:style-name="T5">It was a Friday morning and it was raining a bit, they were all about to go the ceremonial court anyhow to deal with this weeks administrative punishment quota. I had no display trial, but I simply entered the line with the rest of conscripted confederate scum of corporals and occasionally a Sergeant whose officer infraction were de-escalated down the chain of command. I was last in line. My echoing screams sent shivers through all of Kennel 128. It was indeed, a rare sight to see an officer on that side of the ESSS whip.</text:span></text:p>
      <text:p text:style-name="P8"><text:tab/><text:span text:style-name="T7">The ESSS leaves 2</text:span><text:span text:style-name="T3">nd</text:span><text:span text:style-name="T7"> to 3</text:span><text:span text:style-name="T3">rd</text:span><text:span text:style-name="T7"> degree burns on the skin, but these scars heal over time. The internal scars for my own infractions will always remain there. I will carry them for as long as I draw breath in this lifetime and hopefully in the next ones as well. I deserve as much and unlike some people in the chain of command I take pride in getting both citations for good actions and the ESSS when I deserve it. In hope of serving a good example to future generations of would be officers, I consider self example to be the most influencing factor of what could be a role model for youngsters who consider a career in the army, that 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5T01:39:52.413756019</meta:creation-date>
    <dc:date>2015-10-01T01:29:08.672933253</dc:date>
    <meta:editing-duration>PT2H6M35S</meta:editing-duration>
    <meta:editing-cycles>12</meta:editing-cycles>
    <meta:generator>LibreOffice/4.4.5.2$Linux_X86_64 LibreOffice_project/40$Build-2</meta:generator>
    <meta:document-statistic meta:table-count="0" meta:image-count="0" meta:object-count="0" meta:page-count="3" meta:paragraph-count="38" meta:word-count="1235" meta:character-count="7107" meta:non-whitespace-character-count="5872"/>
  </office:meta>
</office:document-meta>
</file>